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TestUtils.deleteFromTables( JdbcTemplate jdbcTemplate , String ... tabl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stUtils.deleteFromTableWhere( JdbcTemplate jdbcTemplate , String tableName , String whereClause , Object ...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stUtils.dropTables( JdbcTemplate jdbcTemplate , String ... tabl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estUtils.countRowsInTable( JdbcTemplate jdbcTemplate , String tab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TestUtils.countRowsInTableWhere( JdbcTemplate jdbcTemplate , String tableName , String whereCl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